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end" fo:margin-left="0cm"/>
      <style:text-properties fo:color="#000000" style:text-outline="false" style:text-line-through-style="none" style:text-line-through-type="none" style:font-name="Free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ru" style:country-asian="RU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  <style:text-properties style:font-name="FreeSans" fo:font-size="10pt" style:font-size-asian="10pt" style:font-size-complex="10pt"/>
    </style:style>
    <style:style style:name="ce5" style:family="table-cell" style:parent-style-name="Default">
      <style:table-cell-properties fo:border-bottom="0.51pt solid #000000" fo:background-color="#729fcf" style:text-align-source="fix" style:repeat-content="false" fo:border-left="0.51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ree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ru" style:country-asian="RU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4000" style:text-align-source="fix" style:repeat-content="false" fo:border="0.74pt solid #000000"/>
      <style:paragraph-properties fo:text-align="end" fo:margin-left="0cm"/>
      <style:text-properties style:font-name="FreeSans" fo:font-size="10pt" style:font-size-asian="10pt" style:font-size-complex="10pt"/>
    </style:style>
    <style:style style:name="ce7" style:family="table-cell" style:parent-style-name="Default">
      <style:table-cell-properties fo:border-bottom="0.51pt solid #000000" fo:background-color="#ff4000" style:text-align-source="fix" style:repeat-content="false" fo:border-left="0.51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ree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ru" style:country-asian="RU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border="0.74pt solid #000000"/>
      <style:text-properties style:font-name="Liberation Serif1"/>
    </style:style>
    <style:style style:name="ce9" style:family="table-cell" style:parent-style-name="Default">
      <style:table-cell-properties fo:background-color="#ffbf00" fo:border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style:font-name="FreeSans" fo:font-size="10pt" style:font-size-asian="10pt" style:font-size-complex="10pt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style:font-name="FreeSans" fo:font-size="10pt" style:font-size-asian="10pt" style:font-size-complex="10pt"/>
    </style:style>
    <style:style style:name="ce14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  <style:text-properties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Liberation Sans1"/>
    </style:style>
    <style:style style:name="ce1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letter-kerning="false" fo:language="ru" fo:country="RU" style:language-asian="ru" style:country-asian="RU" style:language-complex="ar" style:country-complex="SA" style:font-name-asian="Times New Roman1" style:font-name-complex="Liberation Serif" style:font-size-asian="12pt" style:font-size-complex="12pt" style:font-weight-complex="normal" style:font-style-complex="normal"/>
    </style:style>
    <style:style style:name="T2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letter-kerning="false" fo:language="ru" fo:country="RU" style:language-asian="ru" style:country-asian="RU" style:language-complex="ar" style:country-complex="SA" style:font-name-asian="Times New Roman1" style:font-name-complex="Liberation Serif" style:font-size-asian="12pt" style:font-size-complex="12pt" style:font-weight-complex="normal" style:font-style-complex="normal" style:text-position="super 58%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false" fo:language="ru" fo:country="RU" style:language-asian="ru" style:country-asian="RU" style:language-complex="ar" style:country-complex="SA" style:font-name-asian="Times New Roman1" style:font-name-complex="Liberation Serif" style:font-weight-complex="normal" style:font-style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false" fo:language="ru" fo:country="RU" style:language-asian="ru" style:country-asian="RU" style:language-complex="ar" style:country-complex="SA" style:font-name-asian="Times New Roman1" style:font-name-complex="Liberation Serif" style:font-weight-complex="normal" style:font-style-complex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1"/>
        </table:table-row>
        <table:table-row table:style-name="ro2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<text:span text:style-name="T1">x</text:span><text:span text:style-name="T2">2</text:span></text:p>
          </table:table-cell>
          <table:table-cell table:style-name="ce10" office:value-type="string" calcext:value-type="string">
            <text:p><text:span text:style-name="T1">x</text:span><text:span text:style-name="T2">2</text:span></text:p>
          </table:table-cell>
          <table:table-cell table:style-name="ce10" office:value-type="string" calcext:value-type="string">
            <text:p>sin(x)</text:p>
          </table:table-cell>
          <table:table-cell table:style-name="ce10" office:value-type="string" calcext:value-type="string">
            <text:p>cos(x)</text:p>
          </table:table-cell>
          <table:table-cell table:style-name="ce10" office:value-type="string" calcext:value-type="string">
            <text:p><text:span text:style-name="T1">sin</text:span><text:span text:style-name="T2">2</text:span><text:span text:style-name="T1">(x)</text:span></text:p>
          </table:table-cell>
          <table:table-cell table:style-name="ce10" office:value-type="string" calcext:value-type="string">
            <text:p><text:span text:style-name="T1">arctan</text:span><text:span text:style-name="T2">2</text:span><text:span text:style-name="T1">(x)-1</text:span></text:p>
          </table:table-cell>
          <table:table-cell table:style-name="ce10" office:value-type="string" calcext:value-type="string">
            <text:p>sin(x)cos(x)</text:p>
          </table:table-cell>
          <table:table-cell table:style-name="ce10" office:value-type="string" calcext:value-type="string">
            <text:p>cos(x)/sin(x+1)</text:p>
          </table:table-cell>
          <table:table-cell table:style-name="ce10" office:value-type="string" calcext:value-type="string">
            <text:p>ln(x+1)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1" table:formula="of:=ABS([.B17]-[.B16])/10" office:value-type="float" office:value="2" calcext:value-type="float">
            <text:p>2</text:p>
          </table:table-cell>
          <table:table-cell table:style-name="ce11" table:formula="of:=ABS([.C17]-[.C16])/10" office:value-type="float" office:value="2" calcext:value-type="float">
            <text:p>2</text:p>
          </table:table-cell>
          <table:table-cell table:style-name="ce11" table:formula="of:=ABS([.D17]-[.D16])/10" office:value-type="float" office:value="0.31415" calcext:value-type="float">
            <text:p>0,31415</text:p>
          </table:table-cell>
          <table:table-cell table:style-name="ce11" table:formula="of:=ABS([.E17]-[.E16])/10" office:value-type="float" office:value="0.31415" calcext:value-type="float">
            <text:p>0,31415</text:p>
          </table:table-cell>
          <table:table-cell table:style-name="ce11" table:formula="of:=ABS([.F17]-[.F16])/10" office:value-type="float" office:value="0.31415" calcext:value-type="float">
            <text:p>0,31415</text:p>
          </table:table-cell>
          <table:table-cell table:style-name="ce11" table:formula="of:=ABS([.G17]-[.G16])/10" office:value-type="float" office:value="0.05" calcext:value-type="float">
            <text:p>0,05</text:p>
          </table:table-cell>
          <table:table-cell table:style-name="ce11" table:formula="of:=ABS([.H17]-[.H16])/10" office:value-type="float" office:value="0.31415" calcext:value-type="float">
            <text:p>0,31415</text:p>
          </table:table-cell>
          <table:table-cell table:style-name="ce11" table:formula="of:=ABS([.I17]-[.I16])/10" office:value-type="float" office:value="0.31415" calcext:value-type="float">
            <text:p>0,31415</text:p>
          </table:table-cell>
          <table:table-cell table:style-name="ce11" table:formula="of:=ABS([.J17]-[.J16])/1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11" office:value-type="float" office:value="-10" calcext:value-type="float">
            <text:p>-1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3" table:style-name="ce18" office:value-type="float" office:value="3.1415" calcext:value-type="float">
            <text:p>3,1415</text:p>
          </table:table-cell>
          <table:table-cell table:style-name="ce19" office:value-type="float" office:value="0.5" calcext:value-type="float">
            <text:p>0,5</text:p>
          </table:table-cell>
          <table:table-cell table:number-columns-repeated="2" table:style-name="ce18" office:value-type="float" office:value="3.1415" calcext:value-type="float">
            <text:p>3,1415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<text:span text:style-name="T3">x</text:span><text:span text:style-name="T4">2</text:span></text:p>
          </table:table-cell>
          <table:table-cell table:style-name="ce12" office:value-type="string" calcext:value-type="string">
            <text:p>sin(x)</text:p>
          </table:table-cell>
          <table:table-cell table:style-name="ce12" office:value-type="string" calcext:value-type="string">
            <text:p>cos(x)</text:p>
          </table:table-cell>
          <table:table-cell table:style-name="ce12" office:value-type="string" calcext:value-type="string">
            <text:p><text:span text:style-name="T3">sin</text:span><text:span text:style-name="T4">2</text:span><text:span text:style-name="T3">(x)</text:span></text:p>
          </table:table-cell>
          <table:table-cell table:style-name="ce12" office:value-type="string" calcext:value-type="string">
            <text:p><text:span text:style-name="T3">arctan</text:span><text:span text:style-name="T4">2</text:span><text:span text:style-name="T3">(x)-1</text:span></text:p>
          </table:table-cell>
          <table:table-cell table:style-name="ce12" office:value-type="string" calcext:value-type="string">
            <text:p>sin(x)cos(x)</text:p>
          </table:table-cell>
          <table:table-cell table:style-name="ce12" office:value-type="string" calcext:value-type="string">
            <text:p>cos(x)/sin(x+1)</text:p>
          </table:table-cell>
          <table:table-cell table:style-name="ce12" office:value-type="string" calcext:value-type="string">
            <text:p>ln(x+1)</text:p>
          </table:table-cell>
          <table:table-cell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3" table:formula="of:=[.B16]" office:value-type="float" office:value="-10" calcext:value-type="float">
            <text:p>-10</text:p>
          </table:table-cell>
          <table:table-cell table:style-name="ce13" table:formula="of:=[.C16]" office:value-type="float" office:value="-10" calcext:value-type="float">
            <text:p>-10</text:p>
          </table:table-cell>
          <table:table-cell table:style-name="ce13" table:formula="of:=[.D16]" office:value-type="float" office:value="0" calcext:value-type="float">
            <text:p>0</text:p>
          </table:table-cell>
          <table:table-cell table:style-name="ce13" table:formula="of:=[.E16]" office:value-type="float" office:value="0" calcext:value-type="float">
            <text:p>0</text:p>
          </table:table-cell>
          <table:table-cell table:style-name="ce13" table:formula="of:=[.F16]" office:value-type="float" office:value="0" calcext:value-type="float">
            <text:p>0</text:p>
          </table:table-cell>
          <table:table-cell table:style-name="ce13" table:formula="of:=[.G16]" office:value-type="float" office:value="0" calcext:value-type="float">
            <text:p>0</text:p>
          </table:table-cell>
          <table:table-cell table:style-name="ce13" table:formula="of:=[.H16]" office:value-type="float" office:value="0" calcext:value-type="float">
            <text:p>0</text:p>
          </table:table-cell>
          <table:table-cell table:style-name="ce13" table:formula="of:=[.I16]" office:value-type="float" office:value="0" calcext:value-type="float">
            <text:p>0</text:p>
          </table:table-cell>
          <table:table-cell table:style-name="ce13" table:formula="of:=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.B19]+[.B$15]" office:value-type="float" office:value="-8" calcext:value-type="float">
            <text:p>-8</text:p>
          </table:table-cell>
          <table:table-cell table:style-name="ce13" table:formula="of:=[.C19]+[.C$15]" office:value-type="float" office:value="-8" calcext:value-type="float">
            <text:p>-8</text:p>
          </table:table-cell>
          <table:table-cell table:style-name="ce13" table:formula="of:=[.D19]+[.D$15]" office:value-type="float" office:value="0.31415" calcext:value-type="float">
            <text:p>0,31415</text:p>
          </table:table-cell>
          <table:table-cell table:style-name="ce13" table:formula="of:=[.E19]+[.E$15]" office:value-type="float" office:value="0.31415" calcext:value-type="float">
            <text:p>0,31415</text:p>
          </table:table-cell>
          <table:table-cell table:style-name="ce13" table:formula="of:=[.F19]+[.F$15]" office:value-type="float" office:value="0.31415" calcext:value-type="float">
            <text:p>0,31415</text:p>
          </table:table-cell>
          <table:table-cell table:style-name="ce13" table:formula="of:=[.G19]+[.G$15]" office:value-type="float" office:value="0.05" calcext:value-type="float">
            <text:p>0,05</text:p>
          </table:table-cell>
          <table:table-cell table:style-name="ce13" table:formula="of:=[.H19]+[.H$15]" office:value-type="float" office:value="0.31415" calcext:value-type="float">
            <text:p>0,31415</text:p>
          </table:table-cell>
          <table:table-cell table:style-name="ce13" table:formula="of:=[.I19]+[.I$15]" office:value-type="float" office:value="0.31415" calcext:value-type="float">
            <text:p>0,31415</text:p>
          </table:table-cell>
          <table:table-cell table:style-name="ce13" table:formula="of:=[.J19]+[.J$15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table:formula="of:=[.A20]+1" office:value-type="float" office:value="2" calcext:value-type="float">
            <text:p>2</text:p>
          </table:table-cell>
          <table:table-cell table:style-name="ce13" table:formula="of:=[.B20]+[.B$15]" office:value-type="float" office:value="-6" calcext:value-type="float">
            <text:p>-6</text:p>
          </table:table-cell>
          <table:table-cell table:style-name="ce13" table:formula="of:=[.C20]+[.C$15]" office:value-type="float" office:value="-6" calcext:value-type="float">
            <text:p>-6</text:p>
          </table:table-cell>
          <table:table-cell table:style-name="ce13" table:formula="of:=[.D20]+[.D$15]" office:value-type="float" office:value="0.6283" calcext:value-type="float">
            <text:p>0,6283</text:p>
          </table:table-cell>
          <table:table-cell table:style-name="ce13" table:formula="of:=[.E20]+[.E$15]" office:value-type="float" office:value="0.6283" calcext:value-type="float">
            <text:p>0,6283</text:p>
          </table:table-cell>
          <table:table-cell table:style-name="ce13" table:formula="of:=[.F20]+[.F$15]" office:value-type="float" office:value="0.6283" calcext:value-type="float">
            <text:p>0,6283</text:p>
          </table:table-cell>
          <table:table-cell table:style-name="ce13" table:formula="of:=[.G20]+[.G$15]" office:value-type="float" office:value="0.1" calcext:value-type="float">
            <text:p>0,1</text:p>
          </table:table-cell>
          <table:table-cell table:style-name="ce13" table:formula="of:=[.H20]+[.H$15]" office:value-type="float" office:value="0.6283" calcext:value-type="float">
            <text:p>0,6283</text:p>
          </table:table-cell>
          <table:table-cell table:style-name="ce13" table:formula="of:=[.I20]+[.I$15]" office:value-type="float" office:value="0.6283" calcext:value-type="float">
            <text:p>0,6283</text:p>
          </table:table-cell>
          <table:table-cell table:style-name="ce13" table:formula="of:=[.J20]+[.J$1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table:formula="of:=[.A21]+1" office:value-type="float" office:value="3" calcext:value-type="float">
            <text:p>3</text:p>
          </table:table-cell>
          <table:table-cell table:style-name="ce13" table:formula="of:=[.B21]+[.B$15]" office:value-type="float" office:value="-4" calcext:value-type="float">
            <text:p>-4</text:p>
          </table:table-cell>
          <table:table-cell table:style-name="ce13" table:formula="of:=[.C21]+[.C$15]" office:value-type="float" office:value="-4" calcext:value-type="float">
            <text:p>-4</text:p>
          </table:table-cell>
          <table:table-cell table:style-name="ce13" table:formula="of:=[.D21]+[.D$15]" office:value-type="float" office:value="0.94245" calcext:value-type="float">
            <text:p>0,94245</text:p>
          </table:table-cell>
          <table:table-cell table:style-name="ce13" table:formula="of:=[.E21]+[.E$15]" office:value-type="float" office:value="0.94245" calcext:value-type="float">
            <text:p>0,94245</text:p>
          </table:table-cell>
          <table:table-cell table:style-name="ce13" table:formula="of:=[.F21]+[.F$15]" office:value-type="float" office:value="0.94245" calcext:value-type="float">
            <text:p>0,94245</text:p>
          </table:table-cell>
          <table:table-cell table:style-name="ce13" table:formula="of:=[.G21]+[.G$15]" office:value-type="float" office:value="0.15" calcext:value-type="float">
            <text:p>0,15</text:p>
          </table:table-cell>
          <table:table-cell table:style-name="ce13" table:formula="of:=[.H21]+[.H$15]" office:value-type="float" office:value="0.94245" calcext:value-type="float">
            <text:p>0,94245</text:p>
          </table:table-cell>
          <table:table-cell table:style-name="ce13" table:formula="of:=[.I21]+[.I$15]" office:value-type="float" office:value="0.94245" calcext:value-type="float">
            <text:p>0,94245</text:p>
          </table:table-cell>
          <table:table-cell table:style-name="ce13" table:formula="of:=[.J21]+[.J$15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table:formula="of:=[.A22]+1" office:value-type="float" office:value="4" calcext:value-type="float">
            <text:p>4</text:p>
          </table:table-cell>
          <table:table-cell table:style-name="ce13" table:formula="of:=[.B22]+[.B$15]" office:value-type="float" office:value="-2" calcext:value-type="float">
            <text:p>-2</text:p>
          </table:table-cell>
          <table:table-cell table:style-name="ce13" table:formula="of:=[.C22]+[.C$15]" office:value-type="float" office:value="-2" calcext:value-type="float">
            <text:p>-2</text:p>
          </table:table-cell>
          <table:table-cell table:style-name="ce13" table:formula="of:=[.D22]+[.D$15]" office:value-type="float" office:value="1.2566" calcext:value-type="float">
            <text:p>1,2566</text:p>
          </table:table-cell>
          <table:table-cell table:style-name="ce13" table:formula="of:=[.E22]+[.E$15]" office:value-type="float" office:value="1.2566" calcext:value-type="float">
            <text:p>1,2566</text:p>
          </table:table-cell>
          <table:table-cell table:style-name="ce13" table:formula="of:=[.F22]+[.F$15]" office:value-type="float" office:value="1.2566" calcext:value-type="float">
            <text:p>1,2566</text:p>
          </table:table-cell>
          <table:table-cell table:style-name="ce13" table:formula="of:=[.G22]+[.G$15]" office:value-type="float" office:value="0.2" calcext:value-type="float">
            <text:p>0,2</text:p>
          </table:table-cell>
          <table:table-cell table:style-name="ce13" table:formula="of:=[.H22]+[.H$15]" office:value-type="float" office:value="1.2566" calcext:value-type="float">
            <text:p>1,2566</text:p>
          </table:table-cell>
          <table:table-cell table:style-name="ce13" table:formula="of:=[.I22]+[.I$15]" office:value-type="float" office:value="1.2566" calcext:value-type="float">
            <text:p>1,2566</text:p>
          </table:table-cell>
          <table:table-cell table:style-name="ce13" table:formula="of:=[.J22]+[.J$15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table:formula="of:=[.A23]+1" office:value-type="float" office:value="5" calcext:value-type="float">
            <text:p>5</text:p>
          </table:table-cell>
          <table:table-cell table:style-name="ce13" table:formula="of:=[.B23]+[.B$15]" office:value-type="float" office:value="0" calcext:value-type="float">
            <text:p>0</text:p>
          </table:table-cell>
          <table:table-cell table:style-name="ce13" table:formula="of:=[.C23]+[.C$15]" office:value-type="float" office:value="0" calcext:value-type="float">
            <text:p>0</text:p>
          </table:table-cell>
          <table:table-cell table:style-name="ce13" table:formula="of:=[.D23]+[.D$15]" office:value-type="float" office:value="1.57075" calcext:value-type="float">
            <text:p>1,57075</text:p>
          </table:table-cell>
          <table:table-cell table:style-name="ce13" table:formula="of:=[.E23]+[.E$15]" office:value-type="float" office:value="1.57075" calcext:value-type="float">
            <text:p>1,57075</text:p>
          </table:table-cell>
          <table:table-cell table:style-name="ce13" table:formula="of:=[.F23]+[.F$15]" office:value-type="float" office:value="1.57075" calcext:value-type="float">
            <text:p>1,57075</text:p>
          </table:table-cell>
          <table:table-cell table:style-name="ce13" table:formula="of:=[.G23]+[.G$15]" office:value-type="float" office:value="0.25" calcext:value-type="float">
            <text:p>0,25</text:p>
          </table:table-cell>
          <table:table-cell table:style-name="ce13" table:formula="of:=[.H23]+[.H$15]" office:value-type="float" office:value="1.57075" calcext:value-type="float">
            <text:p>1,57075</text:p>
          </table:table-cell>
          <table:table-cell table:style-name="ce13" table:formula="of:=[.I23]+[.I$15]" office:value-type="float" office:value="1.57075" calcext:value-type="float">
            <text:p>1,57075</text:p>
          </table:table-cell>
          <table:table-cell table:style-name="ce13" table:formula="of:=[.J23]+[.J$15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table:formula="of:=[.A24]+1" office:value-type="float" office:value="6" calcext:value-type="float">
            <text:p>6</text:p>
          </table:table-cell>
          <table:table-cell table:style-name="ce13" table:formula="of:=[.B24]+[.B$15]" office:value-type="float" office:value="2" calcext:value-type="float">
            <text:p>2</text:p>
          </table:table-cell>
          <table:table-cell table:style-name="ce13" table:formula="of:=[.C24]+[.C$15]" office:value-type="float" office:value="2" calcext:value-type="float">
            <text:p>2</text:p>
          </table:table-cell>
          <table:table-cell table:style-name="ce13" table:formula="of:=[.D24]+[.D$15]" office:value-type="float" office:value="1.8849" calcext:value-type="float">
            <text:p>1,8849</text:p>
          </table:table-cell>
          <table:table-cell table:style-name="ce13" table:formula="of:=[.E24]+[.E$15]" office:value-type="float" office:value="1.8849" calcext:value-type="float">
            <text:p>1,8849</text:p>
          </table:table-cell>
          <table:table-cell table:style-name="ce13" table:formula="of:=[.F24]+[.F$15]" office:value-type="float" office:value="1.8849" calcext:value-type="float">
            <text:p>1,8849</text:p>
          </table:table-cell>
          <table:table-cell table:style-name="ce13" table:formula="of:=[.G24]+[.G$15]" office:value-type="float" office:value="0.3" calcext:value-type="float">
            <text:p>0,3</text:p>
          </table:table-cell>
          <table:table-cell table:style-name="ce13" table:formula="of:=[.H24]+[.H$15]" office:value-type="float" office:value="1.8849" calcext:value-type="float">
            <text:p>1,8849</text:p>
          </table:table-cell>
          <table:table-cell table:style-name="ce13" table:formula="of:=[.I24]+[.I$15]" office:value-type="float" office:value="1.8849" calcext:value-type="float">
            <text:p>1,8849</text:p>
          </table:table-cell>
          <table:table-cell table:style-name="ce13" table:formula="of:=[.J24]+[.J$15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table:formula="of:=[.A25]+1" office:value-type="float" office:value="7" calcext:value-type="float">
            <text:p>7</text:p>
          </table:table-cell>
          <table:table-cell table:style-name="ce13" table:formula="of:=[.B25]+[.B$15]" office:value-type="float" office:value="4" calcext:value-type="float">
            <text:p>4</text:p>
          </table:table-cell>
          <table:table-cell table:style-name="ce13" table:formula="of:=[.C25]+[.C$15]" office:value-type="float" office:value="4" calcext:value-type="float">
            <text:p>4</text:p>
          </table:table-cell>
          <table:table-cell table:style-name="ce13" table:formula="of:=[.D25]+[.D$15]" office:value-type="float" office:value="2.19905" calcext:value-type="float">
            <text:p>2,19905</text:p>
          </table:table-cell>
          <table:table-cell table:style-name="ce13" table:formula="of:=[.E25]+[.E$15]" office:value-type="float" office:value="2.19905" calcext:value-type="float">
            <text:p>2,19905</text:p>
          </table:table-cell>
          <table:table-cell table:style-name="ce13" table:formula="of:=[.F25]+[.F$15]" office:value-type="float" office:value="2.19905" calcext:value-type="float">
            <text:p>2,19905</text:p>
          </table:table-cell>
          <table:table-cell table:style-name="ce13" table:formula="of:=[.G25]+[.G$15]" office:value-type="float" office:value="0.35" calcext:value-type="float">
            <text:p>0,35</text:p>
          </table:table-cell>
          <table:table-cell table:style-name="ce13" table:formula="of:=[.H25]+[.H$15]" office:value-type="float" office:value="2.19905" calcext:value-type="float">
            <text:p>2,19905</text:p>
          </table:table-cell>
          <table:table-cell table:style-name="ce13" table:formula="of:=[.I25]+[.I$15]" office:value-type="float" office:value="2.19905" calcext:value-type="float">
            <text:p>2,19905</text:p>
          </table:table-cell>
          <table:table-cell table:style-name="ce13" table:formula="of:=[.J25]+[.J$15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table:formula="of:=[.A26]+1" office:value-type="float" office:value="8" calcext:value-type="float">
            <text:p>8</text:p>
          </table:table-cell>
          <table:table-cell table:style-name="ce13" table:formula="of:=[.B26]+[.B$15]" office:value-type="float" office:value="6" calcext:value-type="float">
            <text:p>6</text:p>
          </table:table-cell>
          <table:table-cell table:style-name="ce13" table:formula="of:=[.C26]+[.C$15]" office:value-type="float" office:value="6" calcext:value-type="float">
            <text:p>6</text:p>
          </table:table-cell>
          <table:table-cell table:style-name="ce13" table:formula="of:=[.D26]+[.D$15]" office:value-type="float" office:value="2.5132" calcext:value-type="float">
            <text:p>2,5132</text:p>
          </table:table-cell>
          <table:table-cell table:style-name="ce13" table:formula="of:=[.E26]+[.E$15]" office:value-type="float" office:value="2.5132" calcext:value-type="float">
            <text:p>2,5132</text:p>
          </table:table-cell>
          <table:table-cell table:style-name="ce13" table:formula="of:=[.F26]+[.F$15]" office:value-type="float" office:value="2.5132" calcext:value-type="float">
            <text:p>2,5132</text:p>
          </table:table-cell>
          <table:table-cell table:style-name="ce13" table:formula="of:=[.G26]+[.G$15]" office:value-type="float" office:value="0.4" calcext:value-type="float">
            <text:p>0,4</text:p>
          </table:table-cell>
          <table:table-cell table:style-name="ce13" table:formula="of:=[.H26]+[.H$15]" office:value-type="float" office:value="2.5132" calcext:value-type="float">
            <text:p>2,5132</text:p>
          </table:table-cell>
          <table:table-cell table:style-name="ce13" table:formula="of:=[.I26]+[.I$15]" office:value-type="float" office:value="2.5132" calcext:value-type="float">
            <text:p>2,5132</text:p>
          </table:table-cell>
          <table:table-cell table:style-name="ce13" table:formula="of:=[.J26]+[.J$15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table:formula="of:=[.A27]+1" office:value-type="float" office:value="9" calcext:value-type="float">
            <text:p>9</text:p>
          </table:table-cell>
          <table:table-cell table:style-name="ce13" table:formula="of:=[.B27]+[.B$15]" office:value-type="float" office:value="8" calcext:value-type="float">
            <text:p>8</text:p>
          </table:table-cell>
          <table:table-cell table:style-name="ce13" table:formula="of:=[.C27]+[.C$15]" office:value-type="float" office:value="8" calcext:value-type="float">
            <text:p>8</text:p>
          </table:table-cell>
          <table:table-cell table:style-name="ce13" table:formula="of:=[.D27]+[.D$15]" office:value-type="float" office:value="2.82735" calcext:value-type="float">
            <text:p>2,82735</text:p>
          </table:table-cell>
          <table:table-cell table:style-name="ce13" table:formula="of:=[.E27]+[.E$15]" office:value-type="float" office:value="2.82735" calcext:value-type="float">
            <text:p>2,82735</text:p>
          </table:table-cell>
          <table:table-cell table:style-name="ce13" table:formula="of:=[.F27]+[.F$15]" office:value-type="float" office:value="2.82735" calcext:value-type="float">
            <text:p>2,82735</text:p>
          </table:table-cell>
          <table:table-cell table:style-name="ce13" table:formula="of:=[.G27]+[.G$15]" office:value-type="float" office:value="0.45" calcext:value-type="float">
            <text:p>0,45</text:p>
          </table:table-cell>
          <table:table-cell table:style-name="ce13" table:formula="of:=[.H27]+[.H$15]" office:value-type="float" office:value="2.82735" calcext:value-type="float">
            <text:p>2,82735</text:p>
          </table:table-cell>
          <table:table-cell table:style-name="ce13" table:formula="of:=[.I27]+[.I$15]" office:value-type="float" office:value="2.82735" calcext:value-type="float">
            <text:p>2,82735</text:p>
          </table:table-cell>
          <table:table-cell table:style-name="ce13" table:formula="of:=[.J27]+[.J$15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table:formula="of:=[.A28]+1" office:value-type="float" office:value="10" calcext:value-type="float">
            <text:p>10</text:p>
          </table:table-cell>
          <table:table-cell table:style-name="ce13" table:formula="of:=[.B28]+[.B$15]" office:value-type="float" office:value="10" calcext:value-type="float">
            <text:p>10</text:p>
          </table:table-cell>
          <table:table-cell table:style-name="ce13" table:formula="of:=[.C28]+[.C$15]" office:value-type="float" office:value="10" calcext:value-type="float">
            <text:p>10</text:p>
          </table:table-cell>
          <table:table-cell table:style-name="ce13" table:formula="of:=[.D28]+[.D$15]" office:value-type="float" office:value="3.1415" calcext:value-type="float">
            <text:p>3,1415</text:p>
          </table:table-cell>
          <table:table-cell table:style-name="ce13" table:formula="of:=[.E28]+[.E$15]" office:value-type="float" office:value="3.1415" calcext:value-type="float">
            <text:p>3,1415</text:p>
          </table:table-cell>
          <table:table-cell table:style-name="ce13" table:formula="of:=[.F28]+[.F$15]" office:value-type="float" office:value="3.1415" calcext:value-type="float">
            <text:p>3,1415</text:p>
          </table:table-cell>
          <table:table-cell table:style-name="ce13" table:formula="of:=[.G28]+[.G$15]" office:value-type="float" office:value="0.5" calcext:value-type="float">
            <text:p>0,5</text:p>
          </table:table-cell>
          <table:table-cell table:style-name="ce13" table:formula="of:=[.H28]+[.H$15]" office:value-type="float" office:value="3.1415" calcext:value-type="float">
            <text:p>3,1415</text:p>
          </table:table-cell>
          <table:table-cell table:style-name="ce13" table:formula="of:=[.I28]+[.I$15]" office:value-type="float" office:value="3.1415" calcext:value-type="float">
            <text:p>3,1415</text:p>
          </table:table-cell>
          <table:table-cell table:style-name="ce13" table:formula="of:=[.J28]+[.J$15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4" table:formula="of:=[.B19]" office:value-type="float" office:value="-10" calcext:value-type="float">
            <text:p>-10</text:p>
          </table:table-cell>
          <table:table-cell table:style-name="ce14" table:formula="of:=[.C19]^2" office:value-type="float" office:value="100" calcext:value-type="float">
            <text:p>100</text:p>
          </table:table-cell>
          <table:table-cell table:style-name="ce14" table:formula="of:=SIN([.D19])" office:value-type="float" office:value="0" calcext:value-type="float">
            <text:p>0</text:p>
          </table:table-cell>
          <table:table-cell table:style-name="ce14" table:formula="of:=COS([.E19])" office:value-type="float" office:value="1" calcext:value-type="float">
            <text:p>1</text:p>
          </table:table-cell>
          <table:table-cell table:style-name="ce14" table:formula="of:=(SIN([.F19]))^2" office:value-type="float" office:value="0" calcext:value-type="float">
            <text:p>0</text:p>
          </table:table-cell>
          <table:table-cell table:style-name="ce14" table:formula="of:=(ATAN(([.G19]))^2-1)" office:value-type="float" office:value="-1" calcext:value-type="float">
            <text:p>-1</text:p>
          </table:table-cell>
          <table:table-cell table:style-name="ce14" table:formula="of:=COS([.H19])*SIN([.H19])" office:value-type="float" office:value="0" calcext:value-type="float">
            <text:p>0</text:p>
          </table:table-cell>
          <table:table-cell table:style-name="ce14" table:formula="of:=COS([.I19])/SIN([.I19]+1)" office:value-type="float" office:value="1.18839510577812" calcext:value-type="float">
            <text:p>1,18839510577812</text:p>
          </table:table-cell>
          <table:table-cell table:style-name="ce14" table:formula="of:=LN(1+[.J19] 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table:formula="of:=[.B20]" office:value-type="float" office:value="-8" calcext:value-type="float">
            <text:p>-8</text:p>
          </table:table-cell>
          <table:table-cell table:style-name="ce14" table:formula="of:=[.C20]^2" office:value-type="float" office:value="64" calcext:value-type="float">
            <text:p>64</text:p>
          </table:table-cell>
          <table:table-cell table:style-name="ce14" table:formula="of:=SIN([.D20])" office:value-type="float" office:value="0.30900818248165" calcext:value-type="float">
            <text:p>0,30900818248165</text:p>
          </table:table-cell>
          <table:table-cell table:style-name="ce14" table:formula="of:=COS([.E20])" office:value-type="float" office:value="0.951059379407715" calcext:value-type="float">
            <text:p>0,951059379407715</text:p>
          </table:table-cell>
          <table:table-cell table:style-name="ce14" table:formula="of:=(SIN([.F20]))^2" office:value-type="float" office:value="0.095486056840613" calcext:value-type="float">
            <text:p>0,095486056840613</text:p>
          </table:table-cell>
          <table:table-cell table:style-name="ce14" table:formula="of:=(ATAN(([.G20]))^2-1)" office:value-type="float" office:value="-0.99750415869689" calcext:value-type="float">
            <text:p>-0,99750415869689</text:p>
          </table:table-cell>
          <table:table-cell table:style-name="ce14" table:formula="of:=COS([.H20])*SIN([.H20])" office:value-type="float" office:value="0.293885130262904" calcext:value-type="float">
            <text:p>0,293885130262904</text:p>
          </table:table-cell>
          <table:table-cell table:style-name="ce14" table:formula="of:=COS([.I20])/SIN([.I20]+1)" office:value-type="float" office:value="0.983264531563988" calcext:value-type="float">
            <text:p>0,983264531563988</text:p>
          </table:table-cell>
          <table:table-cell table:style-name="ce14" table:formula="of:=LN(1+[.J20] )" office:value-type="float" office:value="0.693147180559945" calcext:value-type="float">
            <text:p>0,693147180559945</text:p>
          </table:table-cell>
          <table:table-cell/>
        </table:table-row>
        <table:table-row table:style-name="ro1">
          <table:table-cell table:style-name="ce6" table:formula="of:=[.A31]+1" office:value-type="float" office:value="2" calcext:value-type="float">
            <text:p>2</text:p>
          </table:table-cell>
          <table:table-cell table:style-name="ce14" table:formula="of:=[.B21]" office:value-type="float" office:value="-6" calcext:value-type="float">
            <text:p>-6</text:p>
          </table:table-cell>
          <table:table-cell table:style-name="ce14" table:formula="of:=[.C21]^2" office:value-type="float" office:value="36" calcext:value-type="float">
            <text:p>36</text:p>
          </table:table-cell>
          <table:table-cell table:style-name="ce14" table:formula="of:=SIN([.D21])" office:value-type="float" office:value="0.587770260525809" calcext:value-type="float">
            <text:p>0,587770260525809</text:p>
          </table:table-cell>
          <table:table-cell table:style-name="ce14" table:formula="of:=COS([.E21])" office:value-type="float" office:value="0.809027886318774" calcext:value-type="float">
            <text:p>0,809027886318774</text:p>
          </table:table-cell>
          <table:table-cell table:style-name="ce14" table:formula="of:=(SIN([.F21]))^2" office:value-type="float" office:value="0.345473879158577" calcext:value-type="float">
            <text:p>0,345473879158577</text:p>
          </table:table-cell>
          <table:table-cell table:style-name="ce14" table:formula="of:=(ATAN(([.G21]))^2-1)" office:value-type="float" office:value="-0.990066159710596" calcext:value-type="float">
            <text:p>-0,990066159710596</text:p>
          </table:table-cell>
          <table:table-cell table:style-name="ce14" table:formula="of:=COS([.H21])*SIN([.H21])" office:value-type="float" office:value="0.47552253151423" calcext:value-type="float">
            <text:p>0,47552253151423</text:p>
          </table:table-cell>
          <table:table-cell table:style-name="ce14" table:formula="of:=COS([.I21])/SIN([.I21]+1)" office:value-type="float" office:value="0.81036732681655" calcext:value-type="float">
            <text:p>0,81036732681655</text:p>
          </table:table-cell>
          <table:table-cell table:style-name="ce14" table:formula="of:=LN(1+[.J21] )" office:value-type="float" office:value="1.09861228866811" calcext:value-type="float">
            <text:p>1,09861228866811</text:p>
          </table:table-cell>
          <table:table-cell/>
        </table:table-row>
        <table:table-row table:style-name="ro1">
          <table:table-cell table:style-name="ce6" table:formula="of:=[.A32]+1" office:value-type="float" office:value="3" calcext:value-type="float">
            <text:p>3</text:p>
          </table:table-cell>
          <table:table-cell table:style-name="ce14" table:formula="of:=[.B22]" office:value-type="float" office:value="-4" calcext:value-type="float">
            <text:p>-4</text:p>
          </table:table-cell>
          <table:table-cell table:style-name="ce14" table:formula="of:=[.C22]^2" office:value-type="float" office:value="16" calcext:value-type="float">
            <text:p>16</text:p>
          </table:table-cell>
          <table:table-cell table:style-name="ce14" table:formula="of:=SIN([.D22])" office:value-type="float" office:value="0.809000655938322" calcext:value-type="float">
            <text:p>0,809000655938322</text:p>
          </table:table-cell>
          <table:table-cell table:style-name="ce14" table:formula="of:=COS([.E22])" office:value-type="float" office:value="0.587807739564022" calcext:value-type="float">
            <text:p>0,587807739564022</text:p>
          </table:table-cell>
          <table:table-cell table:style-name="ce14" table:formula="of:=(SIN([.F22]))^2" office:value-type="float" office:value="0.654482061308635" calcext:value-type="float">
            <text:p>0,654482061308635</text:p>
          </table:table-cell>
          <table:table-cell table:style-name="ce14" table:formula="of:=(ATAN(([.G22]))^2-1)" office:value-type="float" office:value="-0.977831783500841" calcext:value-type="float">
            <text:p>-0,977831783500841</text:p>
          </table:table-cell>
          <table:table-cell table:style-name="ce14" table:formula="of:=COS([.H22])*SIN([.H22])" office:value-type="float" office:value="0.475536846872916" calcext:value-type="float">
            <text:p>0,475536846872916</text:p>
          </table:table-cell>
          <table:table-cell table:style-name="ce14" table:formula="of:=COS([.I22])/SIN([.I22]+1)" office:value-type="float" office:value="0.630879066391944" calcext:value-type="float">
            <text:p>0,630879066391944</text:p>
          </table:table-cell>
          <table:table-cell table:style-name="ce14" table:formula="of:=LN(1+[.J22] )" office:value-type="float" office:value="1.38629436111989" calcext:value-type="float">
            <text:p>1,38629436111989</text:p>
          </table:table-cell>
          <table:table-cell/>
        </table:table-row>
        <table:table-row table:style-name="ro1">
          <table:table-cell table:style-name="ce6" table:formula="of:=[.A33]+1" office:value-type="float" office:value="4" calcext:value-type="float">
            <text:p>4</text:p>
          </table:table-cell>
          <table:table-cell table:style-name="ce14" table:formula="of:=[.B23]" office:value-type="float" office:value="-2" calcext:value-type="float">
            <text:p>-2</text:p>
          </table:table-cell>
          <table:table-cell table:style-name="ce14" table:formula="of:=[.C23]^2" office:value-type="float" office:value="4" calcext:value-type="float">
            <text:p>4</text:p>
          </table:table-cell>
          <table:table-cell table:style-name="ce14" table:formula="of:=SIN([.D23])" office:value-type="float" office:value="0.95104506302846" calcext:value-type="float">
            <text:p>0,95104506302846</text:p>
          </table:table-cell>
          <table:table-cell table:style-name="ce14" table:formula="of:=COS([.E23])" office:value-type="float" office:value="0.309052241682846" calcext:value-type="float">
            <text:p>0,309052241682846</text:p>
          </table:table-cell>
          <table:table-cell table:style-name="ce14" table:formula="of:=(SIN([.F23]))^2" office:value-type="float" office:value="0.904486711910808" calcext:value-type="float">
            <text:p>0,904486711910808</text:p>
          </table:table-cell>
          <table:table-cell table:style-name="ce14" table:formula="of:=(ATAN(([.G23]))^2-1)" office:value-type="float" office:value="-0.961034992951552" calcext:value-type="float">
            <text:p>-0,961034992951552</text:p>
          </table:table-cell>
          <table:table-cell table:style-name="ce14" table:formula="of:=COS([.H23])*SIN([.H23])" office:value-type="float" office:value="0.29392260867035" calcext:value-type="float">
            <text:p>0,29392260867035</text:p>
          </table:table-cell>
          <table:table-cell table:style-name="ce14" table:formula="of:=COS([.I23])/SIN([.I23]+1)" office:value-type="float" office:value="0.399338563944562" calcext:value-type="float">
            <text:p>0,399338563944562</text:p>
          </table:table-cell>
          <table:table-cell table:style-name="ce14" table:formula="of:=LN(1+[.J23] )" office:value-type="float" office:value="1.6094379124341" calcext:value-type="float">
            <text:p>1,6094379124341</text:p>
          </table:table-cell>
          <table:table-cell/>
        </table:table-row>
        <table:table-row table:style-name="ro1">
          <table:table-cell table:style-name="ce6" table:formula="of:=[.A34]+1" office:value-type="float" office:value="5" calcext:value-type="float">
            <text:p>5</text:p>
          </table:table-cell>
          <table:table-cell table:style-name="ce14" table:formula="of:=[.B24]" office:value-type="float" office:value="0" calcext:value-type="float">
            <text:p>0</text:p>
          </table:table-cell>
          <table:table-cell table:style-name="ce14" table:formula="of:=[.C24]^2" office:value-type="float" office:value="0" calcext:value-type="float">
            <text:p>0</text:p>
          </table:table-cell>
          <table:table-cell table:style-name="ce14" table:formula="of:=SIN([.D24])" office:value-type="float" office:value="0.999999998926914" calcext:value-type="float">
            <text:p>0,999999998926914</text:p>
          </table:table-cell>
          <table:table-cell table:style-name="ce14" table:formula="of:=COS([.E24])" office:value-type="float" office:value="0.0000463267948797357" calcext:value-type="float">
            <text:p>4,63267948797357E-05</text:p>
          </table:table-cell>
          <table:table-cell table:style-name="ce14" table:formula="of:=(SIN([.F24]))^2" office:value-type="float" office:value="0.999999997853828" calcext:value-type="float">
            <text:p>0,999999997853828</text:p>
          </table:table-cell>
          <table:table-cell table:style-name="ce14" table:formula="of:=(ATAN(([.G24]))^2-1)" office:value-type="float" office:value="-0.939985454612574" calcext:value-type="float">
            <text:p>-0,939985454612574</text:p>
          </table:table-cell>
          <table:table-cell table:style-name="ce14" table:formula="of:=COS([.H24])*SIN([.H24])" office:value-type="float" office:value="0.0000463267948300231" calcext:value-type="float">
            <text:p>4,63267948300231E-05</text:p>
          </table:table-cell>
          <table:table-cell table:style-name="ce14" table:formula="of:=COS([.I24])/SIN([.I24]+1)" office:value-type="float" office:value="0.0000857361743652344" calcext:value-type="float">
            <text:p>8,57361743652344E-05</text:p>
          </table:table-cell>
          <table:table-cell table:style-name="ce14" table:formula="of:=LN(1+[.J24] )" office:value-type="float" office:value="1.79175946922806" calcext:value-type="float">
            <text:p>1,79175946922806</text:p>
          </table:table-cell>
          <table:table-cell/>
        </table:table-row>
        <table:table-row table:style-name="ro1">
          <table:table-cell table:style-name="ce6" table:formula="of:=[.A35]+1" office:value-type="float" office:value="6" calcext:value-type="float">
            <text:p>6</text:p>
          </table:table-cell>
          <table:table-cell table:style-name="ce14" table:formula="of:=[.B25]" office:value-type="float" office:value="2" calcext:value-type="float">
            <text:p>2</text:p>
          </table:table-cell>
          <table:table-cell table:style-name="ce14" table:formula="of:=[.C25]^2" office:value-type="float" office:value="4" calcext:value-type="float">
            <text:p>4</text:p>
          </table:table-cell>
          <table:table-cell table:style-name="ce14" table:formula="of:=SIN([.D25])" office:value-type="float" office:value="0.951073693745832" calcext:value-type="float">
            <text:p>0,951073693745832</text:p>
          </table:table-cell>
          <table:table-cell table:style-name="ce14" table:formula="of:=COS([.E25])" office:value-type="float" office:value="-0.30896412261727" calcext:value-type="float">
            <text:p>-0,30896412261727</text:p>
          </table:table-cell>
          <table:table-cell table:style-name="ce14" table:formula="of:=(SIN([.F25]))^2" office:value-type="float" office:value="0.904541170935341" calcext:value-type="float">
            <text:p>0,904541170935341</text:p>
          </table:table-cell>
          <table:table-cell table:style-name="ce14" table:formula="of:=(ATAN(([.G25]))^2-1)" office:value-type="float" office:value="-0.915052936952686" calcext:value-type="float">
            <text:p>-0,915052936952686</text:p>
          </table:table-cell>
          <table:table-cell table:style-name="ce14" table:formula="of:=COS([.H25])*SIN([.H25])" office:value-type="float" office:value="-0.293847649332547" calcext:value-type="float">
            <text:p>-0,293847649332547</text:p>
          </table:table-cell>
          <table:table-cell table:style-name="ce14" table:formula="of:=COS([.I25])/SIN([.I25]+1)" office:value-type="float" office:value="-1.21695491586126" calcext:value-type="float">
            <text:p>-1,21695491586126</text:p>
          </table:table-cell>
          <table:table-cell table:style-name="ce14" table:formula="of:=LN(1+[.J25] )" office:value-type="float" office:value="1.94591014905531" calcext:value-type="float">
            <text:p>1,94591014905531</text:p>
          </table:table-cell>
          <table:table-cell/>
        </table:table-row>
        <table:table-row table:style-name="ro1">
          <table:table-cell table:style-name="ce6" table:formula="of:=[.A36]+1" office:value-type="float" office:value="7" calcext:value-type="float">
            <text:p>7</text:p>
          </table:table-cell>
          <table:table-cell table:style-name="ce14" table:formula="of:=[.B26]" office:value-type="float" office:value="4" calcext:value-type="float">
            <text:p>4</text:p>
          </table:table-cell>
          <table:table-cell table:style-name="ce14" table:formula="of:=[.C26]^2" office:value-type="float" office:value="16" calcext:value-type="float">
            <text:p>16</text:p>
          </table:table-cell>
          <table:table-cell table:style-name="ce14" table:formula="of:=SIN([.D26])" office:value-type="float" office:value="0.809055114962913" calcext:value-type="float">
            <text:p>0,809055114962913</text:p>
          </table:table-cell>
          <table:table-cell table:style-name="ce14" table:formula="of:=COS([.E26])" office:value-type="float" office:value="-0.587732780226139" calcext:value-type="float">
            <text:p>-0,587732780226139</text:p>
          </table:table-cell>
          <table:table-cell table:style-name="ce14" table:formula="of:=(SIN([.F26]))^2" office:value-type="float" office:value="0.654570179047653" calcext:value-type="float">
            <text:p>0,654570179047653</text:p>
          </table:table-cell>
          <table:table-cell table:style-name="ce14" table:formula="of:=(ATAN(([.G26]))^2-1)" office:value-type="float" office:value="-0.886650065990915" calcext:value-type="float">
            <text:p>-0,886650065990915</text:p>
          </table:table-cell>
          <table:table-cell table:style-name="ce14" table:formula="of:=COS([.H26])*SIN([.H26])" office:value-type="float" office:value="-0.475508212073332" calcext:value-type="float">
            <text:p>-0,475508212073332</text:p>
          </table:table-cell>
          <table:table-cell table:style-name="ce14" table:formula="of:=COS([.I26])/SIN([.I26]+1)" office:value-type="float" office:value="10.2346579942393" calcext:value-type="float">
            <text:p>10,2346579942393</text:p>
          </table:table-cell>
          <table:table-cell table:style-name="ce14" table:formula="of:=LN(1+[.J26] )" office:value-type="float" office:value="2.07944154167984" calcext:value-type="float">
            <text:p>2,07944154167984</text:p>
          </table:table-cell>
          <table:table-cell/>
        </table:table-row>
        <table:table-row table:style-name="ro1">
          <table:table-cell table:style-name="ce6" table:formula="of:=[.A37]+1" office:value-type="float" office:value="8" calcext:value-type="float">
            <text:p>8</text:p>
          </table:table-cell>
          <table:table-cell table:style-name="ce14" table:formula="of:=[.B27]" office:value-type="float" office:value="6" calcext:value-type="float">
            <text:p>6</text:p>
          </table:table-cell>
          <table:table-cell table:style-name="ce14" table:formula="of:=[.C27]^2" office:value-type="float" office:value="36" calcext:value-type="float">
            <text:p>36</text:p>
          </table:table-cell>
          <table:table-cell table:style-name="ce14" table:formula="of:=SIN([.D27])" office:value-type="float" office:value="0.587845217340699" calcext:value-type="float">
            <text:p>0,587845217340699</text:p>
          </table:table-cell>
          <table:table-cell table:style-name="ce14" table:formula="of:=COS([.E27])" office:value-type="float" office:value="-0.808973423821615" calcext:value-type="float">
            <text:p>-0,808973423821615</text:p>
          </table:table-cell>
          <table:table-cell table:style-name="ce14" table:formula="of:=(SIN([.F27]))^2" office:value-type="float" office:value="0.345561999550333" calcext:value-type="float">
            <text:p>0,345561999550333</text:p>
          </table:table-cell>
          <table:table-cell table:style-name="ce14" table:formula="of:=(ATAN(([.G27]))^2-1)" office:value-type="float" office:value="-0.855214896976823" calcext:value-type="float">
            <text:p>-0,855214896976823</text:p>
          </table:table-cell>
          <table:table-cell table:style-name="ce14" table:formula="of:=COS([.H27])*SIN([.H27])" office:value-type="float" office:value="-0.475551158149267" calcext:value-type="float">
            <text:p>-0,475551158149267</text:p>
          </table:table-cell>
          <table:table-cell table:style-name="ce14" table:formula="of:=COS([.I27])/SIN([.I27]+1)" office:value-type="float" office:value="2.22788010067346" calcext:value-type="float">
            <text:p>2,22788010067346</text:p>
          </table:table-cell>
          <table:table-cell table:style-name="ce14" table:formula="of:=LN(1+[.J27] )" office:value-type="float" office:value="2.19722457733622" calcext:value-type="float">
            <text:p>2,19722457733622</text:p>
          </table:table-cell>
          <table:table-cell/>
        </table:table-row>
        <table:table-row table:style-name="ro1">
          <table:table-cell table:style-name="ce6" table:formula="of:=[.A38]+1" office:value-type="float" office:value="9" calcext:value-type="float">
            <text:p>9</text:p>
          </table:table-cell>
          <table:table-cell table:style-name="ce14" table:formula="of:=[.B28]" office:value-type="float" office:value="8" calcext:value-type="float">
            <text:p>8</text:p>
          </table:table-cell>
          <table:table-cell table:style-name="ce14" table:formula="of:=[.C28]^2" office:value-type="float" office:value="64" calcext:value-type="float">
            <text:p>64</text:p>
          </table:table-cell>
          <table:table-cell table:style-name="ce14" table:formula="of:=SIN([.D28])" office:value-type="float" office:value="0.309096300220763" calcext:value-type="float">
            <text:p>0,309096300220763</text:p>
          </table:table-cell>
          <table:table-cell table:style-name="ce14" table:formula="of:=COS([.E28])" office:value-type="float" office:value="-0.951030744608099" calcext:value-type="float">
            <text:p>-0,951030744608099</text:p>
          </table:table-cell>
          <table:table-cell table:style-name="ce14" table:formula="of:=(SIN([.F28]))^2" office:value-type="float" office:value="0.0955405228101639" calcext:value-type="float">
            <text:p>0,0955405228101639</text:p>
          </table:table-cell>
          <table:table-cell table:style-name="ce14" table:formula="of:=(ATAN(([.G28]))^2-1)" office:value-type="float" office:value="-0.821194557153958" calcext:value-type="float">
            <text:p>-0,821194557153958</text:p>
          </table:table-cell>
          <table:table-cell table:style-name="ce14" table:formula="of:=COS([.H28])*SIN([.H28])" office:value-type="float" office:value="-0.293960084554561" calcext:value-type="float">
            <text:p>-0,293960084554561</text:p>
          </table:table-cell>
          <table:table-cell table:style-name="ce14" table:formula="of:=COS([.I28])/SIN([.I28]+1)" office:value-type="float" office:value="1.50180296490337" calcext:value-type="float">
            <text:p>1,50180296490337</text:p>
          </table:table-cell>
          <table:table-cell table:style-name="ce14" table:formula="of:=LN(1+[.J28] )" office:value-type="float" office:value="2.30258509299405" calcext:value-type="float">
            <text:p>2,30258509299405</text:p>
          </table:table-cell>
          <table:table-cell/>
        </table:table-row>
        <table:table-row table:style-name="ro1">
          <table:table-cell table:style-name="ce6" table:formula="of:=[.A39]+1" office:value-type="float" office:value="10" calcext:value-type="float">
            <text:p>10</text:p>
          </table:table-cell>
          <table:table-cell table:style-name="ce14" table:formula="of:=[.B29]" office:value-type="float" office:value="10" calcext:value-type="float">
            <text:p>10</text:p>
          </table:table-cell>
          <table:table-cell table:style-name="ce14" table:formula="of:=[.C29]^2" office:value-type="float" office:value="100" calcext:value-type="float">
            <text:p>100</text:p>
          </table:table-cell>
          <table:table-cell table:style-name="ce14" table:formula="of:=SIN([.D29])" office:value-type="float" office:value="0.0000926535896596021" calcext:value-type="float">
            <text:p>9,26535896596021E-05</text:p>
          </table:table-cell>
          <table:table-cell table:style-name="ce14" table:formula="of:=COS([.E29])" office:value-type="float" office:value="-0.999999995707656" calcext:value-type="float">
            <text:p>-0,999999995707656</text:p>
          </table:table-cell>
          <table:table-cell table:style-name="ce14" table:formula="of:=(SIN([.F29]))^2" office:value-type="float" office:value="0.00000000858468767681" calcext:value-type="float">
            <text:p>8,58468767681E-09</text:p>
          </table:table-cell>
          <table:table-cell table:style-name="ce14" table:formula="of:=(ATAN(([.G29]))^2-1)" office:value-type="float" office:value="-0.785030894667836" calcext:value-type="float">
            <text:p>-0,785030894667836</text:p>
          </table:table-cell>
          <table:table-cell table:style-name="ce14" table:formula="of:=COS([.H29])*SIN([.H29])" office:value-type="float" office:value="-0.000092653589261901" calcext:value-type="float">
            <text:p>-9,2653589261901E-05</text:p>
          </table:table-cell>
          <table:table-cell table:style-name="ce14" table:formula="of:=COS([.I29])/SIN([.I29]+1)" office:value-type="float" office:value="1.18846581020718" calcext:value-type="float">
            <text:p>1,18846581020718</text:p>
          </table:table-cell>
          <table:table-cell table:style-name="ce14" table:formula="of:=LN(1+[.J29] )" office:value-type="float" office:value="2.39789527279837" calcext:value-type="float">
            <text:p>2,39789527279837</text:p>
          </table:table-cell>
          <table:table-cell/>
        </table:table-row>
        <table:table-row table:style-name="ro1">
          <table:table-cell table:style-name="ce8" office:value-type="string" calcext:value-type="string">
            <text:p>Σ</text:p>
          </table:table-cell>
          <table:table-cell table:style-name="ce15" table:formula="of:=SUM([.B31:.B39])+([.B30]+[.B40])/2" office:value-type="float" office:value="0" calcext:value-type="float">
            <text:p>0</text:p>
          </table:table-cell>
          <table:table-cell table:style-name="ce15" table:formula="of:=SUM([.C31:.C39])+([.C30]+[.C40])/2" office:value-type="float" office:value="340" calcext:value-type="float">
            <text:p>340</text:p>
          </table:table-cell>
          <table:table-cell table:style-name="ce15" table:formula="of:=SUM([.D31:.D39])+([.D30]+[.D40])/2" office:value-type="float" office:value="6.31394081396619" calcext:value-type="float">
            <text:p>6,31394081396619</text:p>
          </table:table-cell>
          <table:table-cell table:style-name="ce15" table:formula="of:=SUM([.E31:.E39])+([.E30]+[.E40])/2" office:value-type="float" office:value="0.000292504641284918" calcext:value-type="float">
            <text:p>0,000292504641284918</text:p>
          </table:table-cell>
          <table:table-cell table:style-name="ce15" table:formula="of:=SUM([.F31:.F39])+([.F30]+[.F40])/2" office:value-type="float" office:value="5.0001425837083" calcext:value-type="float">
            <text:p>5,0001425837083</text:p>
          </table:table-cell>
          <table:table-cell table:style-name="ce15" table:formula="of:=SUM([.G31:.G39])+([.G30]+[.G40])/2" office:value-type="float" office:value="-9.23705045388075" calcext:value-type="float">
            <text:p>-9,23705045388075</text:p>
          </table:table-cell>
          <table:table-cell table:style-name="ce15" table:formula="of:=SUM([.H31:.H39])+([.H30]+[.H40])/2" office:value-type="float" office:value="0.00000001321089294474" calcext:value-type="float">
            <text:p>1,321089294474E-08</text:p>
          </table:table-cell>
          <table:table-cell table:style-name="ce15" table:formula="of:=SUM([.I31:.I39])+([.I30]+[.I40])/2" office:value-type="float" office:value="16.7597518268389" calcext:value-type="float">
            <text:p>16,7597518268389</text:p>
          </table:table-cell>
          <table:table-cell table:style-name="ce15" table:formula="of:=SUM([.J31:.J39])+([.J30]+[.J40])/2" office:value-type="float" office:value="16.3033602094747" calcext:value-type="float">
            <text:p>16,3033602094747</text:p>
          </table:table-cell>
          <table:table-cell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9" table:formula="of:=[.B41]*[.B15]" office:value-type="float" office:value="0" calcext:value-type="float">
            <text:p>0</text:p>
          </table:table-cell>
          <table:table-cell table:style-name="ce9" table:formula="of:=[.C41]*[.C15]" office:value-type="float" office:value="680" calcext:value-type="float">
            <text:p>680</text:p>
          </table:table-cell>
          <table:table-cell table:style-name="ce9" table:formula="of:=[.D41]*[.D15]" office:value-type="float" office:value="1.98352450670748" calcext:value-type="float">
            <text:p>1,98352450670748</text:p>
          </table:table-cell>
          <table:table-cell table:style-name="ce9" table:formula="of:=[.E41]*[.E15]" office:value-type="float" office:value="0.000091890333059657" calcext:value-type="float">
            <text:p>9,1890333059657E-05</text:p>
          </table:table-cell>
          <table:table-cell table:style-name="ce9" table:formula="of:=[.F41]*[.F15]" office:value-type="float" office:value="1.57079479267196" calcext:value-type="float">
            <text:p>1,57079479267196</text:p>
          </table:table-cell>
          <table:table-cell table:style-name="ce9" table:formula="of:=[.G41]*[.G15]" office:value-type="float" office:value="-0.461852522694038" calcext:value-type="float">
            <text:p>-0,461852522694038</text:p>
          </table:table-cell>
          <table:table-cell table:style-name="ce9" table:formula="of:=[.H41]*[.H15]" office:value-type="float" office:value="0.00000000415020201859" calcext:value-type="float">
            <text:p>4,15020201859E-09</text:p>
          </table:table-cell>
          <table:table-cell table:style-name="ce9" table:formula="of:=[.I41]*[.I15]" office:value-type="float" office:value="5.26507603640145" calcext:value-type="float">
            <text:p>5,26507603640145</text:p>
          </table:table-cell>
          <table:table-cell table:style-name="ce9" table:formula="of:=[.J41]*[.J15]" office:value-type="float" office:value="16.3033602094747" calcext:value-type="float">
            <text:p>16,303360209474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36" office:value-type="string" calcext:value-type="string">
            <text:p>Полученное значение</text:p>
          </table:table-cell>
          <table:table-cell/>
          <table:table-cell table:style-name="ce41" office:value-type="string" calcext:value-type="string">
            <text:p>Δ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 calcext:value-type="string">
            <text:p>x</text:p>
          </table:table-cell>
          <table:table-cell table:style-name="ce37" office:value-type="string" calcext:value-type="string">
            <text:p>0.00000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 calcext:value-type="string">
            <text:p><text:span text:style-name="T1">x</text:span><text:span text:style-name="T2">2</text:span></text:p>
          </table:table-cell>
          <table:table-cell table:style-name="ce38" office:value-type="float" office:value="680" calcext:value-type="float">
            <text:p>680</text:p>
          </table:table-cell>
          <table:table-cell table:style-name="ce17" office:value-type="float" office:value="680" calcext:value-type="float">
            <text:p>680</text:p>
          </table:table-cell>
          <table:table-cell table:formula="of:=ABS([.C46]-[.D46])" office:value-type="float" office:value="0" calcext:value-type="float">
            <text:p>0</text:p>
          </table:table-cell>
          <table:table-cell table:formula="of:=[.E46]/[.C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sin(x)</text:p>
          </table:table-cell>
          <table:table-cell table:style-name="ce37" office:value-type="float" office:value="1.983525" calcext:value-type="float">
            <text:p>1,983525</text:p>
          </table:table-cell>
          <table:table-cell table:style-name="ce17" office:value-type="float" office:value="1.98352450670748" calcext:value-type="float">
            <text:p>1,98352450670748</text:p>
          </table:table-cell>
          <table:table-cell table:formula="of:=ABS([.C47]-[.D47])" office:value-type="float" office:value="0.00000049329251994301" calcext:value-type="float">
            <text:p>4,93292519943012E-07</text:p>
          </table:table-cell>
          <table:table-cell table:formula="of:=[.E47]/[.C47]" office:value-type="float" office:value="0.00000024869488407911" calcext:value-type="float">
            <text:p>2,48694884079107E-07</text:p>
          </table:table-cell>
          <table:table-cell/>
          <table:table-cell office:value-type="float" office:value="0.00000024869488407911" calcext:value-type="float">
            <text:p>2,48694884079107E-07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cos(x)</text:p>
          </table:table-cell>
          <table:table-cell table:style-name="ce37" office:value-type="float" office:value="0.000092" calcext:value-type="float">
            <text:p>0,000092</text:p>
          </table:table-cell>
          <table:table-cell table:style-name="ce17" office:value-type="float" office:value="0.000091890333059657" calcext:value-type="float">
            <text:p>9,1890333059657E-05</text:p>
          </table:table-cell>
          <table:table-cell table:formula="of:=ABS([.C48]-[.D48])" office:value-type="float" office:value="0.00000010966694034299" calcext:value-type="float">
            <text:p>1,09666940342995E-07</text:p>
          </table:table-cell>
          <table:table-cell table:formula="of:=[.E48]/[.C48]" office:value-type="float" office:value="0.00119203196024994" calcext:value-type="float">
            <text:p>0,00119203196024994</text:p>
          </table:table-cell>
          <table:table-cell/>
          <table:table-cell office:value-type="float" office:value="0.00119203196024994" calcext:value-type="float">
            <text:p>0,00119203196024994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<text:span text:style-name="T1">sin</text:span><text:span text:style-name="T2">2</text:span><text:span text:style-name="T1">(x)</text:span></text:p>
          </table:table-cell>
          <table:table-cell table:style-name="ce37" office:value-type="float" office:value="1.570795" calcext:value-type="float">
            <text:p>1,570795</text:p>
          </table:table-cell>
          <table:table-cell table:style-name="ce17" office:value-type="float" office:value="1.57079479267196" calcext:value-type="float">
            <text:p>1,57079479267196</text:p>
          </table:table-cell>
          <table:table-cell table:formula="of:=ABS([.C49]-[.D49])" office:value-type="float" office:value="0.00000020732803984735" calcext:value-type="float">
            <text:p>2,07328039847354E-07</text:p>
          </table:table-cell>
          <table:table-cell table:formula="of:=[.E49]/[.C49]" office:value-type="float" office:value="0.00000013198924101958" calcext:value-type="float">
            <text:p>1,31989241019582E-07</text:p>
          </table:table-cell>
          <table:table-cell/>
          <table:table-cell office:value-type="float" office:value="0.00000013198924101958" calcext:value-type="float">
            <text:p>1,31989241019582E-07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<text:span text:style-name="T1">arctan</text:span><text:span text:style-name="T2">2</text:span><text:span text:style-name="T1">(x)-1</text:span></text:p>
          </table:table-cell>
          <table:table-cell table:style-name="ce37" office:value-type="float" office:value="-0.461853" calcext:value-type="float">
            <text:p>-0,461853</text:p>
          </table:table-cell>
          <table:table-cell table:style-name="ce17" office:value-type="float" office:value="-0.461852522694038" calcext:value-type="float">
            <text:p>-0,461852522694038</text:p>
          </table:table-cell>
          <table:table-cell table:formula="of:=ABS([.C50]-[.D50])" office:value-type="float" office:value="0.00000047730596203222" calcext:value-type="float">
            <text:p>4,77305962032215E-07</text:p>
          </table:table-cell>
          <table:table-cell table:formula="of:=[.E50]/[.C50]" office:value-type="float" office:value="-0.00000103345861568987" calcext:value-type="float">
            <text:p>-1,03345861568987E-06</text:p>
          </table:table-cell>
          <table:table-cell/>
          <table:table-cell office:value-type="float" office:value="-0.198709833412174" calcext:value-type="float">
            <text:p>-0,198709833412174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sin(x)cos(x)</text:p>
          </table:table-cell>
          <table:table-cell table:number-columns-repeated="2" table:style-name="ce17" office:value-type="float" office:value="0.00000000415020201859" calcext:value-type="float">
            <text:p>4,15020201859E-09</text:p>
          </table:table-cell>
          <table:table-cell table:formula="of:=ABS([.C51]-[.D51])" office:value-type="float" office:value="0" calcext:value-type="float">
            <text:p>0</text:p>
          </table:table-cell>
          <table:table-cell table:formula="of:=[.E51]/[.C5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cos(x)/sin(x+1)</text:p>
          </table:table-cell>
          <table:table-cell table:style-name="ce37" office:value-type="float" office:value="5.265076" calcext:value-type="float">
            <text:p>5,265076</text:p>
          </table:table-cell>
          <table:table-cell table:style-name="ce17" office:value-type="float" office:value="5.26507603640145" calcext:value-type="float">
            <text:p>5,26507603640145</text:p>
          </table:table-cell>
          <table:table-cell table:formula="of:=ABS([.C52]-[.D52])" office:value-type="float" office:value="0.00000003640145074257" calcext:value-type="float">
            <text:p>3,64014507425736E-08</text:p>
          </table:table-cell>
          <table:table-cell table:formula="of:=[.E52]/[.C52]" office:value-type="float" office:value="0.00000000691375599186" calcext:value-type="float">
            <text:p>6,91375599185532E-09</text:p>
          </table:table-cell>
          <table:table-cell/>
          <table:table-cell office:value-type="float" office:value="0.00000000691375599186" calcext:value-type="float">
            <text:p>6,91375599185532E-09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ln(x+1)</text:p>
          </table:table-cell>
          <table:table-cell table:style-name="ce37" office:value-type="float" office:value="16.30336" calcext:value-type="float">
            <text:p>16,30336</text:p>
          </table:table-cell>
          <table:table-cell table:style-name="ce17" office:value-type="float" office:value="16.3033602094747" calcext:value-type="float">
            <text:p>16,3033602094747</text:p>
          </table:table-cell>
          <table:table-cell table:formula="of:=ABS([.C53]-[.D53])" office:value-type="float" office:value="0.00000020947469892008" calcext:value-type="float">
            <text:p>2,09474698920076E-07</text:p>
          </table:table-cell>
          <table:table-cell table:formula="of:=[.E53]/[.C53]" office:value-type="float" office:value="0.00000001284855998519" calcext:value-type="float">
            <text:p>1,28485599851856E-08</text:p>
          </table:table-cell>
          <table:table-cell/>
          <table:table-cell office:value-type="float" office:value="0.00000001284855998519" calcext:value-type="float">
            <text:p>1,28485599851856E-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3:44:12.504824759</meta:creation-date>
    <dc:date>2025-10-01T23:07:39.576699723</dc:date>
    <meta:editing-duration>PT59M1S</meta:editing-duration>
    <meta:editing-cycles>9</meta:editing-cycles>
    <meta:generator>LibreOffice/7.4.7.2$Linux_X86_64 LibreOffice_project/40$Build-2</meta:generator>
    <meta:document-statistic meta:table-count="1" meta:cell-count="344" meta:object-count="0"/>
  </office:meta>
</office:document-meta>
</file>